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2F00000025ABC459610D97FDD3.png" manifest:media-type="image/png"/>
  <manifest:file-entry manifest:full-path="Pictures/100002010000012C0000012CAE6F04C3E4407794.png" manifest:media-type="image/png"/>
  <manifest:file-entry manifest:full-path="Pictures/100002010000032F0000036163B2A94F2009A40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Verdana" svg:font-family="Verdana" style:font-adornments="Regular" style:font-family-generic="swiss"/>
    <style:font-face style:name="Lora1" svg:font-family="Lora" style:font-pitch="variable"/>
    <style:font-face style:name="Lora" svg:font-family="Lor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HeaderTable1" style:family="table">
      <style:table-properties style:width="7.25in" table:align="margins" fo:background-color="transparent">
        <style:background-image/>
      </style:table-properties>
    </style:style>
    <style:style style:name="HeaderTable1.A" style:family="table-column">
      <style:table-column-properties style:column-width="1.8125in" style:rel-column-width="2610*"/>
    </style:style>
    <style:style style:name="HeaderTable1.1" style:family="table-row">
      <style:table-row-properties fo:background-color="transparent">
        <style:background-image/>
      </style:table-row-properties>
    </style:style>
    <style:style style:name="Header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ContentsTable1" style:family="table">
      <style:table-properties style:width="2.3764in" style:rel-width="100%" table:align="left" fo:background-color="transparent">
        <style:background-image/>
      </style:table-properties>
    </style:style>
    <style:style style:name="ContentsTable1.A" style:family="table-column">
      <style:table-column-properties style:column-width="2.3764in" style:rel-column-width="3422*"/>
    </style:style>
    <style:style style:name="ContentsTable1.1" style:family="table-row">
      <style:table-row-properties fo:background-color="transparent">
        <style:background-image/>
      </style:table-row-properties>
    </style:style>
    <style:style style:name="ContentsTable1.A1" style:family="table-cell">
      <style:table-cell-properties fo:background-color="transparent" fo:padding="0in" fo:border="none" style:writing-mode="page">
        <style:background-image xlink:href="Pictures/100002010000032F00000025ABC459610D97FDD3.png" xlink:type="simple" xlink:actuate="onLoad" style:repeat="stretch"/>
      </style:table-cell-properties>
    </style:style>
    <style:style style:name="ContentsTable1.2" style:family="table-row">
      <style:table-row-properties style:min-row-height="0.2007in" fo:background-color="transparent">
        <style:background-image/>
      </style:table-row-properties>
    </style:style>
    <style:style style:name="ContentsTable1.A2" style:family="table-cell">
      <style:table-cell-properties fo:background-color="transparent" fo:padding="0in" fo:border="none" style:writing-mode="page">
        <style:background-image xlink:href="Pictures/100002010000032F0000036163B2A94F2009A40F.png" xlink:type="simple" xlink:actuate="onLoad" style:repeat="stretch"/>
      </style:table-cell-properties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break-before="column"/>
    </style:style>
    <style:style style:name="P4" style:family="paragraph" style:parent-style-name="Table_20_Contents">
      <style:paragraph-properties fo:text-align="start" style:justify-single-word="false">
        <style:tab-stops>
          <style:tab-stop style:position="0.6862in"/>
        </style:tab-stops>
      </style:paragraph-properties>
      <style:text-properties fo:color="#000000" style:text-outline="false" style:text-line-through-style="none" style:text-line-through-type="none" style:font-name="Lora1" fo:font-size="14pt" fo:font-style="normal" fo:text-shadow="none" style:text-underline-style="none" fo:font-weight="bold" officeooo:rsid="000fd52f" officeooo:paragraph-rsid="00120fab" style:font-size-asian="12.25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0.252in"/>
          <style:tab-stop style:position="0.7465in"/>
        </style:tab-stops>
      </style:paragraph-properties>
      <style:text-properties fo:color="#000000" style:text-outline="false" style:text-line-through-style="none" style:text-line-through-type="none" style:font-name="Lora1" fo:font-size="14pt" fo:font-style="normal" fo:text-shadow="none" style:text-underline-style="none" fo:font-weight="normal" officeooo:paragraph-rsid="0016b719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or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>
        <style:tab-stops>
          <style:tab-stop style:position="0.6862in"/>
        </style:tab-stops>
      </style:paragraph-properties>
      <style:text-properties fo:color="#000000" style:text-outline="false" style:text-line-through-style="none" style:text-line-through-type="none" style:font-name="Lora1" fo:font-size="10pt" fo:font-style="normal" fo:text-shadow="none" style:text-underline-style="none" fo:font-weight="normal" officeooo:paragraph-rsid="00120f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ora1" fo:font-size="10pt" fo:font-style="normal" fo:text-shadow="none" style:text-underline-style="none" fo:font-weight="normal" officeooo:rsid="000fd52f" officeooo:paragraph-rsid="000a8c8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ora1" fo:font-size="10pt" fo:font-style="normal" fo:text-shadow="none" style:text-underline-style="none" fo:font-weight="normal" officeooo:rsid="001aec4a" officeooo:paragraph-rsid="001c4f4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ora1" fo:font-size="10pt" fo:font-style="normal" fo:text-shadow="none" style:text-underline-style="none" fo:font-weight="normal" officeooo:rsid="001cbe1f" officeooo:paragraph-rsid="001cbe1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>
        <style:tab-stops>
          <style:tab-stop style:position="0.252in"/>
          <style:tab-stop style:position="0.8161in"/>
          <style:tab-stop style:position="1.311in"/>
        </style:tab-stops>
      </style:paragraph-properties>
      <style:text-properties fo:color="#000000" style:text-outline="false" style:text-line-through-style="none" style:text-line-through-type="none" style:font-name="Lora1" fo:font-size="8pt" fo:font-style="normal" fo:text-shadow="none" style:text-underline-style="none" fo:font-weight="normal" officeooo:rsid="00120fab" officeooo:paragraph-rsid="0016b71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>
        <style:tab-stops>
          <style:tab-stop style:position="0.252in"/>
          <style:tab-stop style:position="0.8161in"/>
          <style:tab-stop style:position="1.25in"/>
        </style:tab-stops>
      </style:paragraph-properties>
      <style:text-properties fo:color="#000000" style:text-outline="false" style:text-line-through-style="none" style:text-line-through-type="none" style:font-name="Lora1" fo:font-size="8pt" fo:font-style="normal" fo:text-shadow="none" style:text-underline-style="none" fo:font-weight="normal" officeooo:paragraph-rsid="0016b71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ora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ora1" fo:font-size="6pt" fo:font-style="normal" fo:text-shadow="none" style:text-underline-style="none" fo:font-weight="normal" officeooo:rsid="001aec4a" officeooo:paragraph-rsid="001aec4a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ora1" fo:font-size="6pt" fo:font-style="normal" fo:text-shadow="none" style:text-underline-style="none" fo:font-weight="normal" officeooo:rsid="001c4f49" officeooo:paragraph-rsid="001c4f49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font-family="Lora" style:font-style-name="Regular" fo:font-size="10pt" fo:font-weight="bold"/>
    </style:style>
    <style:style style:name="P18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9" style:family="paragraph">
      <style:paragraph-properties fo:text-align="start"/>
      <style:text-properties style:font-name="Verdana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officeooo:rsid="00120fa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0fab" style:font-weight-asian="bold" style:font-weight-complex="bold"/>
    </style:style>
    <style:style style:name="T5" style:family="text">
      <style:text-properties fo:font-weight="bold" officeooo:rsid="0016b719" style:font-weight-asian="bold" style:font-weight-complex="bold"/>
    </style:style>
    <style:style style:name="T6" style:family="text">
      <style:text-properties officeooo:rsid="001c4f49"/>
    </style:style>
    <style:style style:name="T7" style:family="text">
      <style:text-properties fo:font-size="6pt" officeooo:rsid="001c4f49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.0598in">
          <style:column style:rel-width="21845*" fo:start-indent="0in" fo:end-indent="0.0299in"/>
          <style:column style:rel-width="21845*" fo:start-indent="0.0299in" fo:end-indent="0.0299in"/>
          <style:column style:rel-width="21845*" fo:start-indent="0.0299in" fo:end-indent="0in"/>
        </style:columns>
      </style:section-properties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/>
    </style:style>
    <style:style style:name="gr2" style:family="graphic">
      <style:graphic-properties draw:textarea-vertical-align="middle" style:wrap="run-through" style:number-wrapped-paragraphs="no-limit" style:vertical-pos="top" style:vertical-rel="baseline" style:horizontal-pos="from-left" style:horizontal-rel="paragraph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listbox form:name="StrDropdown" form:control-implementation="ooo:com.sun.star.form.component.ListBox" xml:id="control1" form:id="control1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Your score determines your modifier. Add your modifier to your dice rolls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  0:    -5"/>
            <form:option form:label="   1:    -5"/>
            <form:option form:label="   2:    -4"/>
            <form:option form:label="   3:    -4"/>
            <form:option form:label="   4:    -3"/>
            <form:option form:label="   5:    -3"/>
            <form:option form:label="   6:    -2"/>
            <form:option form:label="   7:    -2"/>
            <form:option form:label="   8:    -1"/>
            <form:option form:label="   9:    -1"/>
            <form:option form:label="  10:    +0" form:current-selected="true" form:selected="true"/>
            <form:option form:label="  11:    +0"/>
            <form:option form:label="  12:    +1"/>
            <form:option form:label="  13:    +1"/>
            <form:option form:label="  14:    +2"/>
            <form:option form:label="  15:    +2"/>
            <form:option form:label="  16:    +3"/>
            <form:option form:label="  17:    +3"/>
            <form:option form:label="  18:    +4"/>
            <form:option form:label="  19:    +4"/>
            <form:option form:label="  20:    +5"/>
            <form:option form:label="  21:    +5"/>
            <form:option form:label="  22:    +6"/>
            <form:option form:label="  23:    +6"/>
            <form:option form:label="  24:    +7"/>
            <form:option form:label="  25:    +7"/>
            <form:option form:label="  26:    +8"/>
            <form:option form:label="  27:    +8"/>
            <form:option form:label="  28:    +9"/>
            <form:option form:label="  29:    +9"/>
            <form:option form:label="  30:   +10"/>
          </form:listbox>
          <form:listbox form:name="DexDropdown" form:control-implementation="ooo:com.sun.star.form.component.ListBox" xml:id="control2" form:id="control2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Your score determines your modifier. Add your modifier to your dice rolls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  0:    -5"/>
            <form:option form:label="   1:    -5"/>
            <form:option form:label="   2:    -4"/>
            <form:option form:label="   3:    -4"/>
            <form:option form:label="   4:    -3"/>
            <form:option form:label="   5:    -3"/>
            <form:option form:label="   6:    -2"/>
            <form:option form:label="   7:    -2"/>
            <form:option form:label="   8:    -1"/>
            <form:option form:label="   9:    -1"/>
            <form:option form:label="  10:    +0" form:current-selected="true" form:selected="true"/>
            <form:option form:label="  11:    +0"/>
            <form:option form:label="  12:    +1"/>
            <form:option form:label="  13:    +1"/>
            <form:option form:label="  14:    +2"/>
            <form:option form:label="  15:    +2"/>
            <form:option form:label="  16:    +3"/>
            <form:option form:label="  17:    +3"/>
            <form:option form:label="  18:    +4"/>
            <form:option form:label="  19:    +4"/>
            <form:option form:label="  20:    +5"/>
            <form:option form:label="  21:    +5"/>
            <form:option form:label="  22:    +6"/>
            <form:option form:label="  23:    +6"/>
            <form:option form:label="  24:    +7"/>
            <form:option form:label="  25:    +7"/>
            <form:option form:label="  26:    +8"/>
            <form:option form:label="  27:    +8"/>
            <form:option form:label="  28:    +9"/>
            <form:option form:label="  29:    +9"/>
            <form:option form:label="  30:   +10"/>
          </form:listbox>
          <form:listbox form:name="ConDropdown" form:control-implementation="ooo:com.sun.star.form.component.ListBox" xml:id="control3" form:id="control3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Your score determines your modifier. Add your modifier to your dice rolls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  0:    -5"/>
            <form:option form:label="   1:    -5"/>
            <form:option form:label="   2:    -4"/>
            <form:option form:label="   3:    -4"/>
            <form:option form:label="   4:    -3"/>
            <form:option form:label="   5:    -3"/>
            <form:option form:label="   6:    -2"/>
            <form:option form:label="   7:    -2"/>
            <form:option form:label="   8:    -1"/>
            <form:option form:label="   9:    -1"/>
            <form:option form:label="  10:    +0" form:current-selected="true" form:selected="true"/>
            <form:option form:label="  11:    +0"/>
            <form:option form:label="  12:    +1"/>
            <form:option form:label="  13:    +1"/>
            <form:option form:label="  14:    +2"/>
            <form:option form:label="  15:    +2"/>
            <form:option form:label="  16:    +3"/>
            <form:option form:label="  17:    +3"/>
            <form:option form:label="  18:    +4"/>
            <form:option form:label="  19:    +4"/>
            <form:option form:label="  20:    +5"/>
            <form:option form:label="  21:    +5"/>
            <form:option form:label="  22:    +6"/>
            <form:option form:label="  23:    +6"/>
            <form:option form:label="  24:    +7"/>
            <form:option form:label="  25:    +7"/>
            <form:option form:label="  26:    +8"/>
            <form:option form:label="  27:    +8"/>
            <form:option form:label="  28:    +9"/>
            <form:option form:label="  29:    +9"/>
            <form:option form:label="  30:   +10"/>
          </form:listbox>
          <form:listbox form:name="WisDropdown" form:control-implementation="ooo:com.sun.star.form.component.ListBox" xml:id="control4" form:id="control4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Your score determines your modifier. Add your modifier to your dice rolls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  0:    -5"/>
            <form:option form:label="   1:    -5"/>
            <form:option form:label="   2:    -4"/>
            <form:option form:label="   3:    -4"/>
            <form:option form:label="   4:    -3"/>
            <form:option form:label="   5:    -3"/>
            <form:option form:label="   6:    -2"/>
            <form:option form:label="   7:    -2"/>
            <form:option form:label="   8:    -1"/>
            <form:option form:label="   9:    -1"/>
            <form:option form:label="  10:    +0" form:current-selected="true" form:selected="true"/>
            <form:option form:label="  11:    +0"/>
            <form:option form:label="  12:    +1"/>
            <form:option form:label="  13:    +1"/>
            <form:option form:label="  14:    +2"/>
            <form:option form:label="  15:    +2"/>
            <form:option form:label="  16:    +3"/>
            <form:option form:label="  17:    +3"/>
            <form:option form:label="  18:    +4"/>
            <form:option form:label="  19:    +4"/>
            <form:option form:label="  20:    +5"/>
            <form:option form:label="  21:    +5"/>
            <form:option form:label="  22:    +6"/>
            <form:option form:label="  23:    +6"/>
            <form:option form:label="  24:    +7"/>
            <form:option form:label="  25:    +7"/>
            <form:option form:label="  26:    +8"/>
            <form:option form:label="  27:    +8"/>
            <form:option form:label="  28:    +9"/>
            <form:option form:label="  29:    +9"/>
            <form:option form:label="  30:   +10"/>
          </form:listbox>
          <form:listbox form:name="IntDropdown" form:control-implementation="ooo:com.sun.star.form.component.ListBox" xml:id="control5" form:id="control5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Your score determines your modifier. Add your modifier to your dice rolls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  0:    -5"/>
            <form:option form:label="   1:    -5"/>
            <form:option form:label="   2:    -4"/>
            <form:option form:label="   3:    -4"/>
            <form:option form:label="   4:    -3"/>
            <form:option form:label="   5:    -3"/>
            <form:option form:label="   6:    -2"/>
            <form:option form:label="   7:    -2"/>
            <form:option form:label="   8:    -1"/>
            <form:option form:label="   9:    -1"/>
            <form:option form:label="  10:    +0" form:current-selected="true" form:selected="true"/>
            <form:option form:label="  11:    +0"/>
            <form:option form:label="  12:    +1"/>
            <form:option form:label="  13:    +1"/>
            <form:option form:label="  14:    +2"/>
            <form:option form:label="  15:    +2"/>
            <form:option form:label="  16:    +3"/>
            <form:option form:label="  17:    +3"/>
            <form:option form:label="  18:    +4"/>
            <form:option form:label="  19:    +4"/>
            <form:option form:label="  20:    +5"/>
            <form:option form:label="  21:    +5"/>
            <form:option form:label="  22:    +6"/>
            <form:option form:label="  23:    +6"/>
            <form:option form:label="  24:    +7"/>
            <form:option form:label="  25:    +7"/>
            <form:option form:label="  26:    +8"/>
            <form:option form:label="  27:    +8"/>
            <form:option form:label="  28:    +9"/>
            <form:option form:label="  29:    +9"/>
            <form:option form:label="  30:   +10"/>
          </form:listbox>
          <form:listbox form:name="ChaDropdown" form:control-implementation="ooo:com.sun.star.form.component.ListBox" xml:id="control6" form:id="control6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Your score determines your modifier. Add your modifier to your dice rolls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  0:    -5"/>
            <form:option form:label="   1:    -5"/>
            <form:option form:label="   2:    -4"/>
            <form:option form:label="   3:    -4"/>
            <form:option form:label="   4:    -3"/>
            <form:option form:label="   5:    -3"/>
            <form:option form:label="   6:    -2"/>
            <form:option form:label="   7:    -2"/>
            <form:option form:label="   8:    -1"/>
            <form:option form:label="   9:    -1"/>
            <form:option form:label="  10:    +0" form:current-selected="true" form:selected="true"/>
            <form:option form:label="  11:    +0"/>
            <form:option form:label="  12:    +1"/>
            <form:option form:label="  13:    +1"/>
            <form:option form:label="  14:    +2"/>
            <form:option form:label="  15:    +2"/>
            <form:option form:label="  16:    +3"/>
            <form:option form:label="  17:    +3"/>
            <form:option form:label="  18:    +4"/>
            <form:option form:label="  19:    +4"/>
            <form:option form:label="  20:    +5"/>
            <form:option form:label="  21:    +5"/>
            <form:option form:label="  22:    +6"/>
            <form:option form:label="  23:    +6"/>
            <form:option form:label="  24:    +7"/>
            <form:option form:label="  25:    +7"/>
            <form:option form:label="  26:    +8"/>
            <form:option form:label="  27:    +8"/>
            <form:option form:label="  28:    +9"/>
            <form:option form:label="  29:    +9"/>
            <form:option form:label="  30:   +10"/>
          </form:listbox>
          <form:text form:name="PlayerName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haract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lassLevel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xperiencePoints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Inspiration" form:control-implementation="ooo:com.sun.star.form.component.CheckBox" xml:id="control11" form:id="control11" form:label="Inspirati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listbox form:name="ProfBonus" form:control-implementation="ooo:com.sun.star.form.component.ListBox" xml:id="control12" form:id="control12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+2" form:current-selected="true" form:selected="true"/>
            <form:option form:label="+3"/>
            <form:option form:label="+4"/>
            <form:option form:label="+5"/>
            <form:option form:label="+6"/>
          </form:list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HeaderTable1" table:style-name="HeaderTable1">
        <table:table-column table:style-name="HeaderTable1.A" table:number-columns-repeated="4"/>
        <table:table-row table:style-name="HeaderTable1.1">
          <table:table-cell table:style-name="HeaderTable1.A1" office:value-type="string">
            <text:p text:style-name="P9"><text:span text:style-name="T7">Player<text:line-break/></text:span><draw:control text:anchor-type="as-char" draw:z-index="7" draw:name="Shape1" draw:style-name="gr1" draw:text-style-name="P18" svg:width="1.7504in" svg:height="0.2004in" draw:control="control7"/></text:p>
          </table:table-cell>
          <table:table-cell table:style-name="HeaderTable1.A1" office:value-type="string">
            <text:p text:style-name="P14">Name<text:line-break/><draw:control text:anchor-type="as-char" draw:z-index="8" draw:name="Shape3" draw:style-name="gr1" draw:text-style-name="P18" svg:width="1.7406in" svg:height="0.2004in" draw:control="control8"/></text:p>
          </table:table-cell>
          <table:table-cell table:style-name="HeaderTable1.A1" office:value-type="string">
            <text:p text:style-name="P14">Class &amp; Level<text:line-break/><draw:control text:anchor-type="as-char" draw:z-index="9" draw:name="Shape4" draw:style-name="gr1" draw:text-style-name="P18" svg:width="1.7406in" svg:height="0.2004in" draw:control="control9"/></text:p>
          </table:table-cell>
          <table:table-cell table:style-name="HeaderTable1.A1" office:value-type="string">
            <text:p text:style-name="P15">Experience Points<text:line-break/><draw:control text:anchor-type="as-char" draw:z-index="10" draw:name="Shape5" draw:style-name="gr1" draw:text-style-name="P18" svg:width="1.7406in" svg:height="0.2004in" draw:control="control10"/></text:p>
          </table:table-cell>
        </table:table-row>
        <table:table-row table:style-name="HeaderTable1.1">
          <table:table-cell table:style-name="HeaderTable1.A1" office:value-type="string">
            <text:p text:style-name="P6"><draw:control text:anchor-type="as-char" draw:z-index="11" draw:name="Shape6" draw:style-name="gr2" draw:text-style-name="P17" svg:width="1.0906in" svg:height="0.2004in" draw:control="control11"/></text:p>
          </table:table-cell>
          <table:table-cell table:style-name="HeaderTable1.A1" office:value-type="string">
            <text:p text:style-name="P10">Prof. Bonus: <draw:control text:anchor-type="as-char" draw:z-index="12" draw:name="Shape7" draw:style-name="gr1" draw:text-style-name="P16" svg:width="0.5004in" svg:height="0.2004in" draw:control="control12"/></text:p>
          </table:table-cell>
          <table:table-cell table:style-name="HeaderTable1.A1" office:value-type="string">
            <text:p text:style-name="P6"/>
          </table:table-cell>
          <table:table-cell table:style-name="HeaderTable1.A1" office:value-type="string">
            <text:p text:style-name="P6"/>
          </table:table-cell>
        </table:table-row>
      </table:table>
      <text:section text:style-name="Sect1" text:name="Section1">
        <text:p text:style-name="Standard"/>
        <table:table table:name="ContentsTable1" table:style-name="ContentsTable1">
          <table:table-column table:style-name="ContentsTable1.A"/>
          <table:table-row table:style-name="ContentsTable1.1">
            <table:table-cell table:style-name="ContentsTable1.A1" office:value-type="string">
              <text:p text:style-name="P2"/>
            </table:table-cell>
          </table:table-row>
          <table:table-row table:style-name="ContentsTable1.2">
            <table:table-cell table:style-name="ContentsTable1.A2" office:value-type="string">
              <text:p text:style-name="P4"><draw:frame draw:style-name="fr1" draw:name="Image1" text:anchor-type="paragraph" svg:x="0.2264in" svg:y="0.0492in" svg:width="0.372in" svg:height="0.372in" draw:z-index="0"><draw:image xlink:href="Pictures/100002010000012C0000012CAE6F04C3E4407794.png" xlink:type="simple" xlink:show="embed" xlink:actuate="onLoad" loext:mime-type="image/png"/></draw:frame><text:span text:style-name="T1"><text:tab/></text:span>Ability Scores</text:p>
              <text:p text:style-name="P7"><text:tab/>Mod. = (Score - 10) ÷ 2</text:p>
              <text:p text:style-name="P8"/>
              <text:p text:style-name="P5"><text:span text:style-name="T3"><text:tab/></text:span><text:span text:style-name="T5">STR</text:span><text:span text:style-name="T4"><text:tab/></text:span><text:span text:style-name="T2"><draw:control text:anchor-type="as-char" draw:z-index="1" draw:name="Shape2" draw:style-name="gr3" draw:text-style-name="P19" svg:width="1.2504in" svg:height="0.2504in" draw:control="control1"/></text:span></text:p>
              <text:p text:style-name="P11"><text:tab/>Strength<text:tab/>Score<text:tab/>Modifier</text:p>
              <text:p text:style-name="P5"><text:span text:style-name="T3"><text:tab/></text:span><text:span text:style-name="T5">DEX</text:span><text:span text:style-name="T4"><text:tab/></text:span><text:span text:style-name="T2"><draw:control text:anchor-type="as-char" draw:z-index="2" draw:name="Shape2" draw:style-name="gr3" draw:text-style-name="P19" svg:width="1.2504in" svg:height="0.2504in" draw:control="control2"/></text:span></text:p>
              <text:p text:style-name="P11"><text:tab/>Dexterity<text:tab/>Score<text:tab/>Modifier</text:p>
              <text:p text:style-name="P5"><text:span text:style-name="T3"><text:tab/></text:span><text:span text:style-name="T5">CON</text:span><text:span text:style-name="T4"><text:tab/></text:span><text:span text:style-name="T2"><draw:control text:anchor-type="as-char" draw:z-index="3" draw:name="Shape2" draw:style-name="gr3" draw:text-style-name="P19" svg:width="1.2504in" svg:height="0.2504in" draw:control="control3"/></text:span></text:p>
              <text:p text:style-name="P11"><text:tab/>Constitution<text:tab/>Score<text:tab/>Modifier</text:p>
              <text:p text:style-name="P5"><text:span text:style-name="T3"><text:tab/></text:span><text:span text:style-name="T5">WIS</text:span><text:span text:style-name="T4"><text:tab/></text:span><text:span text:style-name="T2"><draw:control text:anchor-type="as-char" draw:z-index="4" draw:name="Shape2" draw:style-name="gr3" draw:text-style-name="P19" svg:width="1.2504in" svg:height="0.2504in" draw:control="control4"/></text:span></text:p>
              <text:p text:style-name="P11"><text:tab/>Wisdom<text:tab/>Score<text:tab/>Modifier</text:p>
              <text:p text:style-name="P5"><text:span text:style-name="T3"><text:tab/></text:span><text:span text:style-name="T5">INT</text:span><text:span text:style-name="T4"><text:tab/></text:span><text:span text:style-name="T2"><draw:control text:anchor-type="as-char" draw:z-index="5" draw:name="Shape2" draw:style-name="gr3" draw:text-style-name="P19" svg:width="1.2504in" svg:height="0.2504in" draw:control="control5"/></text:span></text:p>
              <text:p text:style-name="P11"><text:tab/>Intelligence<text:tab/>Score<text:tab/>Modifier</text:p>
              <text:p text:style-name="P5"><text:span text:style-name="T3"><text:tab/></text:span><text:span text:style-name="T5">CHA</text:span><text:span text:style-name="T4"><text:tab/></text:span><text:span text:style-name="T2"><draw:control text:anchor-type="as-char" draw:z-index="6" draw:name="Shape2" draw:style-name="gr3" draw:text-style-name="P19" svg:width="1.2504in" svg:height="0.2504in" draw:control="control6"/></text:span></text:p>
              <text:p text:style-name="P11"><text:tab/>Charisma<text:tab/>Score<text:tab/>Modifier</text:p>
              <text:p text:style-name="P12"/>
            </table:table-cell>
          </table:table-row>
          <table:table-row table:style-name="ContentsTable1.1">
            <table:table-cell table:style-name="ContentsTable1.A1" office:value-type="string">
              <text:p text:style-name="P2"/>
            </table:table-cell>
          </table:table-row>
        </table:table>
        <text:p text:style-name="Standard"/>
        <text:p text:style-name="Standard"/>
        <text:p text:style-name="Standard"/>
        <text:p text:style-name="Standard"><text:tab/></text:p>
        <text:p text:style-name="Standard"/>
        <text:p text:style-name="P3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3"/>
        <text:p text:style-name="Standard"/>
        <text:p text:style-name="Standard"/>
        <text:p text:style-name="Standard"/>
      </text:section>
      <text:p text:style-name="P1"/>
      <text:p text:style-name="Standard"/>
      <text:p text:style-name="Standard"/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Verdana" svg:font-family="Verdana" style:font-adornments="Regular" style:font-family-generic="swiss"/>
    <style:font-face style:name="Lora1" svg:font-family="Lora" style:font-pitch="variable"/>
    <style:font-face style:name="Lora" svg:font-family="Lor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ora" fo:font-family="Lora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ora" fo:font-family="Lora" style:font-style-name="Regular" style:font-pitch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30T07:22:24.281000000</meta:creation-date>
    <dc:date>2019-11-06T21:07:01.952000000</dc:date>
    <meta:editing-duration>PT3H5M23S</meta:editing-duration>
    <meta:editing-cycles>15</meta:editing-cycles>
    <meta:generator>LibreOffice/6.3.3.2$Windows_X86_64 LibreOffice_project/a64200df03143b798afd1ec74a12ab50359878ed</meta:generator>
    <meta:document-statistic meta:table-count="2" meta:image-count="1" meta:object-count="0" meta:page-count="3" meta:paragraph-count="21" meta:word-count="42" meta:character-count="278" meta:non-whitespace-character-count="229"/>
  </office:meta>
</office:document-meta>
</file>